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9a999" officeooo:paragraph-rsid="0019a99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9a999" officeooo:paragraph-rsid="0019a999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9a999" officeooo:paragraph-rsid="001ca32f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ca32f" officeooo:paragraph-rsid="001ca32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a999" officeooo:paragraph-rsid="001ddbe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ff11" officeooo:paragraph-rsid="001aff1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987a" officeooo:paragraph-rsid="001e98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a32f" style:font-weight-asian="bold" style:font-weight-complex="bold"/>
    </style:style>
    <style:style style:name="T3" style:family="text">
      <style:text-properties fo:font-weight="bold" officeooo:rsid="001ddbe1" style:font-weight-asian="bold" style:font-weight-complex="bold"/>
    </style:style>
    <style:style style:name="T4" style:family="text">
      <style:text-properties officeooo:rsid="001aff11"/>
    </style:style>
    <style:style style:name="T5" style:family="text">
      <style:text-properties style:text-underline-style="solid" style:text-underline-width="auto" style:text-underline-color="font-color" fo:font-weight="bold" officeooo:rsid="001aff11" style:font-weight-asian="bold" style:font-weight-complex="bold"/>
    </style:style>
    <style:style style:name="T6" style:family="text">
      <style:text-properties officeooo:rsid="001ca32f"/>
    </style:style>
    <style:style style:name="T7" style:family="text">
      <style:text-properties officeooo:rsid="001ddbe1"/>
    </style:style>
    <style:style style:name="T8" style:family="text">
      <style:text-properties fo:color="#c9211e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background-color="#ffff00" loext:char-shading-value="0"/>
    </style:style>
    <style:style style:name="T11" style:family="text">
      <style:text-properties fo:color="#000000" loext:opacity="100%" fo:background-color="#ffff00" loext:char-shading-value="0"/>
    </style:style>
    <style:style style:name="T12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13" style:family="text">
      <style:text-properties fo:color="#000000" loext:opacity="100%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4" style:family="text">
      <style:text-properties fo:color="#000000" loext:opacity="100%" fo:font-style="italic" style:text-underline-style="solid" style:text-underline-width="auto" style:text-underline-color="font-color" fo:font-weight="bold" fo:background-color="#ffff00" loext:char-shading-value="0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del proyecto</text:p>
      <text:p text:style-name="P2"/>
      <text:p text:style-name="P2">1) Desarrollado en Python 3.11.3 (main, Apr 11 2023, 18:35:49) [GCC 11.3.0] on linux</text:p>
      <text:p text:style-name="P2">2) Librerias:</text:p>
      <text:p text:style-name="P2"><text:tab/><text:span text:style-name="T1">SpeechRecognition</text:span>: pip install SpeechRecognition en consola de Ide</text:p>
      <text:p text:style-name="P2"><text:tab/><text:span text:style-name="T1">Pyttsx3</text:span>: pip install pyttsx3</text:p>
      <text:p text:style-name="P2"><text:tab/><text:span text:style-name="T1">PyAudio</text:span>: pip install Pyaudio ó instalar desde <text:a xlink:type="simple" xlink:href="https://pypi.org/project/PyAudio/" text:style-name="Internet_20_link" text:visited-style-name="Visited_20_Internet_20_Link">https://pypi.org/project/PyAudio/</text:a></text:p>
      <text:p text:style-name="P6"><text:tab/><text:span text:style-name="T5">Pywhatkit</text:span><text:span text:style-name="T4">: pip install pywhatkit</text:span></text:p>
      <text:p text:style-name="P6"><text:tab/><text:span text:style-name="T3">Wikipedia</text:span><text:span text:style-name="T7">: pip install wikipedia</text:span></text:p>
      <text:p text:style-name="P6"><text:tab/><text:span text:style-name="T3">Datetime</text:span><text:span text:style-name="T7">: pip install datetime</text:span></text:p>
      <text:p text:style-name="P6"><text:tab/><text:span text:style-name="T3">Keyboard</text:span><text:span text:style-name="T7">: pip install keyboard</text:span></text:p>
      <text:p text:style-name="P6"><text:tab/><text:span text:style-name="T3">Pygame</text:span><text:span text:style-name="T7">: pip install pygame <text:s/></text:span></text:p>
      <text:p text:style-name="P6"><text:tab/><text:tab/></text:p>
      <text:p text:style-name="P2"/>
      <text:p text:style-name="P4">3) <text:span text:style-name="T6">Crear entorno virtual:</text:span></text:p>
      <text:p text:style-name="P4"><text:tab/><text:span text:style-name="T2">Instalar virtualenv</text:span><text:span text:style-name="T6">: pip install virtualenv</text:span></text:p>
      <text:p text:style-name="P4"><text:tab/><text:span text:style-name="T2">Para crearlo</text:span><text:span text:style-name="T6">: virtualenv env, en el directorio donde queremos crear el entorno virtual</text:span></text:p>
      <text:p text:style-name="P4"><text:tab/><text:span text:style-name="T2">Para activarlo</text:span><text:span text:style-name="T6">: source env/bin/activate</text:span></text:p>
      <text:p text:style-name="P4"><text:tab/><text:span text:style-name="T2">Para instalar librerias: </text:span><text:span text:style-name="T6">pip install librería ó pip3 install librería</text:span></text:p>
      <text:p text:style-name="P4"><text:tab/><text:span text:style-name="T2">Para desactivarlo</text:span><text:span text:style-name="T6">: deactivate</text:span></text:p>
      <text:p text:style-name="P8"><text:tab/></text:p>
      <text:p text:style-name="P8"><text:tab/><text:span text:style-name="T14">ACLARACION IMPORTANTE:</text:span><text:span text:style-name="T11"> para que tome las librerias, tambien debemos instalarlas por consola de linux, con la misma sentencia pip</text:span>.</text:p>
      <text:p text:style-name="P2"><text:tab/></text:p>
      <text:p text:style-name="P5">4) Una vez dentro del entorno virtual, ejecutamos el proyecto con: python3 nombrearchivo.py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6:54.267006808</meta:creation-date>
    <dc:date>2023-04-29T21:31:58.127734091</dc:date>
    <meta:editing-duration>PT1H53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130" meta:character-count="969" meta:non-whitespace-character-count="838"/>
  </office:meta>
</office:document-meta>
</file>